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image/png" manifest:full-path="Pictures/100002000000013D0000008D8F07C9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style:keep-together="false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Table1.2" style:family="table-row">
      <style:table-row-properties style:min-row-height="0.1931in" style:keep-together="false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1.3" style:family="table-row">
      <style:table-row-properties style:min-row-height="0.3472in" style:keep-together="false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F3" style:family="table-cell" style:data-style-name="N0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F4" style:family="table-cell" style:data-style-name="N37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5" style:family="table-row">
      <style:table-row-properties style:min-row-height="0.1556in" style:keep-together="false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7" style:family="table-row">
      <style:table-row-properties style:min-row-height="3.3993in" style:keep-together="false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style:keep-together="false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.2" style:family="table-row">
      <style:table-row-properties style:min-row-height="3.2556in" style:keep-together="false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style:keep-together="false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.2" style:family="table-row">
      <style:table-row-properties style:min-row-height="3.3993in" style:keep-together="false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style:keep-together="false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4.2" style:family="table-row">
      <style:table-row-properties style:min-row-height="0.3118in" style:keep-together="false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.D2" style:family="table-cell">
      <style:table-cell-properties fo:padding="0in" fo:border-left="0.0069in solid #000000" fo:border-right="none" fo:border-top="none" fo:border-bottom="none"/>
    </style:style>
    <style:style style:name="Table4.3" style:family="table-row">
      <style:table-row-properties style:min-row-height="0.3681in" style:keep-together="false" fo:keep-together="always"/>
    </style:style>
    <style:style style:name="Table4.4" style:family="table-row">
      <style:table-row-properties style:min-row-height="0.1667in" style:keep-together="false" fo:keep-together="always"/>
    </style:style>
    <style:style style:name="Table4.B4" style:family="table-cell" style:data-style-name="N0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.8" style:family="table-row">
      <style:table-row-properties style:min-row-height="0.0486in" style:keep-together="false" fo:keep-together="always"/>
    </style:style>
    <style:style style:name="Table4.A10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4.B10" style:family="table-cell" style:data-style-name="N0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4.B11" style:family="table-cell" style:data-style-name="N0">
      <style:table-cell-properties style:vertical-align="middle" fo:background-color="#e5e5e5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style:font-size-asian="12pt"/>
    </style:style>
    <style:style style:name="P7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style:font-name-complex="Helvetica"/>
    </style:style>
    <style:style style:name="P13" style:family="paragraph" style:parent-style-name="Standard" style:list-style-name="L1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4" style:family="paragraph" style:parent-style-name="Standard" style:list-style-name="L2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5" style:family="paragraph" style:parent-style-name="Standard" style:list-style-name="L3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7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18" style:family="paragraph" style:parent-style-name="Heading_20_1">
      <style:text-properties fo:font-weight="bold" style:font-weight-asian="bold"/>
    </style:style>
    <style:style style:name="P19" style:family="paragraph" style:parent-style-name="Heading_20_1">
      <style:paragraph-properties style:snap-to-layout-grid="false"/>
      <style:text-properties fo:font-weight="bold" style:font-weight-asian="bold"/>
    </style:style>
    <style:style style:name="P20" style:family="paragraph" style:parent-style-name="Heading_20_1">
      <style:text-properties style:font-name="Helvetica" style:font-name-complex="Helvetica"/>
    </style:style>
    <style:style style:name="P21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2" style:family="paragraph" style:parent-style-name="Heading_20_3">
      <style:paragraph-properties style:snap-to-layout-grid="false"/>
      <style:text-properties fo:font-weight="bold" style:font-weight-asian="bold"/>
    </style:style>
    <style:style style:name="P23" style:family="paragraph" style:parent-style-name="Heading_20_3">
      <style:paragraph-properties fo:text-align="center" style:justify-single-word="false"/>
      <style:text-properties style:font-name="Helvetica" fo:font-size="10pt" style:font-size-asian="10pt" style:font-name-complex="Helvetica" style:font-size-complex="10pt"/>
    </style:style>
    <style:style style:name="P24" style:family="paragraph" style:parent-style-name="Heading_20_4">
      <style:text-properties style:font-name="Helvetica" style:font-name-complex="Helvetica"/>
    </style:style>
    <style:style style:name="T1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7" text:outline-level="1"><draw:frame draw:style-name="fr1" draw:name="graphics2" text:anchor-type="char" svg:x="1.8063in" svg:y="0.1425in" svg:width="0.752in" svg:height="0.740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0"><draw:image xlink:href="Pictures/100002000000013D0000008D8F07C93C.png" xlink:type="simple" xlink:show="embed" xlink:actuate="onLoad"/></draw:frame><draw:frame draw:style-name="fr3" draw:name="graphics1" text:anchor-type="char" svg:x="-0.0118in" svg:y="0.0839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1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9" text:outline-level="1"/>
          </table:table-cell>
          <table:table-cell table:style-name="Table1.A2" table:number-columns-spanned="2" office:value-type="string">
            <text:h text:style-name="P22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h text:style-name="P18" text:outline-level="1">Project</text:h>
          </table:table-cell>
          <table:table-cell table:style-name="Table1.A3" table:number-columns-spanned="3" office:value-type="string">
            <text:h text:style-name="P23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float" office:value="43">
            <text:p text:style-name="P6">43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5">Marko Brčić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4" office:value-type="date" office:date-value="2013-10-28">
            <text:p text:style-name="P6">10/28/13</text:p>
          </table:table-cell>
        </table:table-row>
        <table:table-row table:style-name="Table1.5">
          <table:table-cell table:style-name="Table1.A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2961405431917628997" text:style-name="L1">
              <text:list-item>
                <text:p text:style-name="P13">Started working on the requirements and plan of the project</text:p>
              </text:list-item>
              <text:list-item>
                <text:p text:style-name="P13">More or less we have clear vision about the project</text:p>
              </text:list-item>
              <text:list-item>
                <text:p text:style-name="P13">Virtual machine for testing is almost set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3588620787018534945" text:style-name="L2">
              <text:list-item>
                <text:p text:style-name="P14">Not perfectly clear requirements</text:p>
              </text:list-item>
              <text:list-item>
                <text:p text:style-name="P14">Familiarity of all the team members with the technologies used on the project</text:p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6767565878736137696" text:style-name="L3">
              <text:list-item>
                <text:p text:style-name="P15">Get better understanding of the requirements from the second meeting with the customer</text:p>
              </text:list-item>
              <text:list-item>
                <text:p text:style-name="P15">Set up the development environment</text:p>
              </text:list-item>
              <text:list-item>
                <text:p text:style-name="P15">Get example data and Matlab code from the customer</text:p>
              </text:list-item>
              <text:list-item>
                <text:p text:style-name="P15">Polish VM</text:p>
                <text:p text:style-name="P15"/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4" text:outline-level="4">Hours spent</text:h>
          </table:table-cell>
          <table:covered-table-cell/>
          <table:covered-table-cell/>
          <table:table-cell table:style-name="Table4.D2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8">Day</text:p>
          </table:table-cell>
          <table:table-cell table:style-name="Table4.A2" office:value-type="string">
            <text:p text:style-name="P8">Hours</text:p>
          </table:table-cell>
          <table:table-cell table:style-name="Table4.A2" office:value-type="string">
            <text:p text:style-name="P8">Short descrip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0" text:outline-level="1">Monday</text:h>
          </table:table-cell>
          <table:table-cell table:style-name="Table4.B4" office:value-type="float" office:value="3">
            <text:p text:style-name="P10">3</text:p>
          </table:table-cell>
          <table:table-cell table:style-name="Table4.A2" office:value-type="string">
            <text:p text:style-name="P10">first questionnaires for the course, setting up development environment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uesday</text:p>
          </table:table-cell>
          <table:table-cell table:style-name="Table4.B4" office:value-type="float" office:value="3">
            <text:p text:style-name="P10">3</text:p>
          </table:table-cell>
          <table:table-cell table:style-name="Table4.A2" office:value-type="string">
            <text:p text:style-name="P10">Setting up development environment, meeting with the team 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Wednesday</text:p>
          </table:table-cell>
          <table:table-cell table:style-name="Table4.B4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hursday</text:p>
          </table:table-cell>
          <table:table-cell table:style-name="Table4.B4" office:value-type="float" office:value="2">
            <text:p text:style-name="P10">2</text:p>
          </table:table-cell>
          <table:table-cell table:style-name="Table4.A2" office:value-type="string">
            <text:p text:style-name="P10">Project presentation</text:p>
          </table:table-cell>
          <table:table-cell table:style-name="Table4.D2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9">Friday</text:p>
          </table:table-cell>
          <table:table-cell table:style-name="Table4.B4" office:value-type="float" office:value="6">
            <text:p text:style-name="P10">6</text:p>
          </table:table-cell>
          <table:table-cell table:style-name="Table4.A2" office:value-type="string">
            <text:p text:style-name="P10">Setting up the virtual machine and making the configurations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Saturday</text:p>
          </table:table-cell>
          <table:table-cell table:style-name="Table4.B4" office:value-type="float" office:value="3">
            <text:p text:style-name="P10">3</text:p>
          </table:table-cell>
          <table:table-cell table:style-name="Table4.A2" office:value-type="string">
            <text:p text:style-name="P10">Setting up the development environment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9">Sunday</text:p>
          </table:table-cell>
          <table:table-cell table:style-name="Table4.B10">
            <text:p text:style-name="P10"/>
          </table:table-cell>
          <table:table-cell table:style-name="Table4.A10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7">Total Hours</text:p>
          </table:table-cell>
          <table:table-cell table:style-name="Table4.B11" office:value-type="float" office:value="17">
            <text:p text:style-name="P12">17</text:p>
          </table:table-cell>
          <table:table-cell table:style-name="Table4.A11" office:value-type="string">
            <text:p text:style-name="P11"/>
          </table:table-cell>
          <table:table-cell table:style-name="Table4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Marko Brcic</dc:creator>
    <dc:date>2013-10-28T09:04:28.37</dc:date>
    <meta:print-date>1998-10-09T11:53:00</meta:print-date>
    <meta:editing-cycles>15</meta:editing-cycles>
    <meta:editing-duration>PT1H8M27S</meta:editing-duration>
    <meta:generator>OpenOffice/4.0.0$Win32 OpenOffice.org_project/400m3$Build-9702</meta:generator>
    <meta:document-statistic meta:table-count="4" meta:image-count="3" meta:object-count="0" meta:page-count="2" meta:paragraph-count="45" meta:word-count="157" meta:character-count="921"/>
  </office:meta>
</office:document-meta>
</file>